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Data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meData.getLab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ata.TimeData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ata.Tim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Data.recordMem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me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Data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meData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ata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imeData.get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meData.toString( boolean withM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